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dab" officeooo:paragraph-rsid="00130dab"/>
    </style:style>
    <style:style style:name="P2" style:family="paragraph" style:parent-style-name="Standard">
      <style:text-properties fo:font-weight="normal" officeooo:rsid="00130dab" officeooo:paragraph-rsid="00130da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0dab" officeooo:paragraph-rsid="00130da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E automations level(s)</text:p>
      <text:p text:style-name="P1"/>
      <text:p text:style-name="P1">0→ <text:span text:style-name="T1">No automation</text:span></text:p>
      <text:p text:style-name="P1">1→ <text:span text:style-name="T1">Driver assistance:</text:span> up to 2 functions automatized </text:p>
      <text:p text:style-name="P1"><text:tab/>e.g. diriving lane assistant </text:p>
      <text:p text:style-name="P1">2→<text:span text:style-name="T1"> Conditional automation: </text:span><text:span text:style-name="T2">presence/authority of the driver still requires </text:span></text:p>
      <text:p text:style-name="P1"><text:span text:style-name="T1"/></text:p>
      <text:p text:style-name="P2">3→ </text:p>
      <text:p text:style-name="P2"><text:tab/>very strange authonomy level.</text:p>
      <text:p text:style-name="P2"/>
      <text:p text:style-name="P2">4→ <text:s/><text:span text:style-name="T1">High Automation:</text:span></text:p>
      <text:p text:style-name="P2"/>
      <text:p text:style-name="P2">5→ <text:span text:style-name="T1">High Automation everywhere:</text:span></text:p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09:42:21.706739646</meta:creation-date>
    <dc:date>2020-11-20T09:47:35.833174594</dc:date>
    <meta:editing-duration>PT5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9" meta:character-count="280" meta:non-whitespace-character-count="243"/>
  </office:meta>
</office:document-meta>
</file>